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ce8" style:family="table-cell" style:parent-style-name="Default">
      <style:text-properties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8000" fo:language="zxx" fo:country="none" style:font-name-asian="Lucida Sans Unicode" style:language-asian="en" style:country-asian="US" style:font-name-complex="Tahoma" style:font-size-complex="5.65000009536743pt" style:language-complex="en" style:country-complex="US"/>
    </style:style>
    <style:style style:name="ce10" style:family="table-cell" style:parent-style-name="Default" style:data-style-name="N11"/>
    <style:style style:name="ce11" style:family="table-cell" style:parent-style-name="Default">
      <style:text-properties fo:language="zxx" fo:country="none" style:font-name-asian="Lucida Sans Unicode" style:language-asian="en" style:country-asian="US" style:font-name-complex="Tahoma" style:font-size-complex="5.65000009536743pt" style:language-complex="en" style:country-complex="US"/>
    </style:style>
    <style:style style:name="T1" style:family="text">
      <style:text-properties fo:font-size="10pt" fo:language="zxx" fo:country="none" style:font-size-asian="10pt" style:font-size-complex="5.69999980926514pt"/>
    </style:style>
    <style:style style:name="T2" style:family="text">
      <style:text-properties fo:color="#a31515" fo:font-size="10pt" fo:language="zxx" fo:country="none" style:font-size-asian="10pt" style:font-size-complex="5.69999980926514pt"/>
    </style:style>
    <style:style style:name="T3" style:family="text">
      <style:text-properties style:use-window-font-color="true" fo:font-size="10pt" fo:language="zxx" fo:country="none" style:font-size-asian="10pt" style:font-size-complex="5.69999980926514pt"/>
    </style:style>
    <style:style style:name="T4" style:family="text">
      <style:text-properties fo:color="#008000" fo:font-size="10pt" fo:language="zxx" fo:country="none" style:font-size-asian="10pt" style:font-size-complex="5.69999980926514pt"/>
    </style:style>
  </office:automatic-styles>
  <office:body>
    <office:spreadsheet>
      <table:calculation-settings table:precision-as-shown="true"/>
      <table:table table:name="Residential" table:style-name="ta1" table:print="false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 text:c="2"/>itemType[] = {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ItemSodaMdew"</text:span><text:span text:style-name="T3">,</text:span><text:span text:style-name="T2">"magazine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Watch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Compass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olt1911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tchbox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huntingrifle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LeeEnfield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volver_EP1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Z_VestPouch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CivilBackpack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LICE_Pack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inchester1866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Tent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ody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rossbow"</text:span><text:span text:style-name="T3">,</text:span><text:span text:style-name="T2">"weapon"</text:span><text:span text:style-name="T3">}</text:span>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 table:style-name="ce1" office:value-type="string">
            <text:p><text:s text:c="2"/>};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1" office:value-type="string">
            <text:p><text:s text:c="2"/>itemChance[] = {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SodaMdew","magazine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Watch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Compass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Map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Colt1911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Flashlight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Knife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Matchbox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huntingrifle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LeeEnfield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revolver_EP1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CZ_VestPouch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DZ_CivilBackpack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DZ_ALICE_Pack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Winchester1866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WeaponHolder_ItemTent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military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trash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Body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</text:span><text:span text:style-name="T3"><text:tab/></text:span><text:span text:style-name="T4">//{"Crossbow","weapon"}</text:span>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 table:style-name="ce3" office:value-type="string">
            <text:p><text:s text:c="2"/>};</text:p>
          </table:table-cell>
          <table:table-cell table:style-name="ce6" table:number-columns-repeated="2"/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9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ItemSodaMdew"</text:span><text:span text:style-name="T3">,</text:span><text:span text:style-name="T2">"magazine"</text:span><text:span text:style-name="T3">},</text:span></text:p>
          </table:table-cell>
          <table:table-cell table:number-columns-repeated="4"/>
          <table:table-cell table:formula="of:=[.B55]&amp;[.C55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5">
            <text:p>0.1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Watch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56]&amp;[.C56]" office:value-type="string" office:string-value="0.15,">
            <text:p>0.15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57]/[.A$89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Compass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57]&amp;[.C57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58]/[.A$89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8]&amp;[.C58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[.A59]/[.A$89]" office:value-type="float" office:value="0.13">
            <text:p>0.13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akarov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9]&amp;[.C59]" office:value-type="string" office:string-value="0.13,">
            <text:p>0.13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60]/[.A$89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olt1911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0]&amp;[.C60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61]/[.A$89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1]&amp;[.C61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2]&amp;[.C62]" office:value-type="string" office:string-value="0.08,">
            <text:p>0.08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tchbox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3]&amp;[.C63]" office:value-type="string" office:string-value="0.06,">
            <text:p>0.06,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.00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4]&amp;[.C64]" office:value-type="string" office:string-value="2,">
            <text:p>2,</text:p>
          </table:table-cell>
          <table:table-cell office:value-type="string">
            <text:p>weap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LeeEnfield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5]&amp;[.C65]" office:value-type="string" office:string-value="0.06,">
            <text:p>0.06,</text:p>
          </table:table-cell>
          <table:table-cell table:style-name="ce10" table:formula="of:=([.B60]+[.B65]+[.B65]+[.B66]+[.B70]+[.B74]+[.B80]+[.B79])/[.B89]" office:value-type="percentage" office:value="0.0952">
            <text:p>9.52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volver_EP1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6]&amp;[.C66]" office:value-type="string" office:string-value="0.04,">
            <text:p>0.04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67]/[.A$89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Z_VestPouch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7]&amp;[.C67]" office:value-type="string" office:string-value="0.01,">
            <text:p>0.01,</text:p>
          </table:table-cell>
          <table:table-cell office:value-type="string">
            <text:p>ammo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68]/[.A$89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CivilBackpack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8]&amp;[.C68]" office:value-type="string" office:string-value="0.03,">
            <text:p>0.03,</text:p>
          </table:table-cell>
          <table:table-cell table:style-name="ce10" table:formula="of:=([.B55]+[.B64]+[.B72]+[.B73])/[.B89]" office:value-type="percentage" office:value="0.7115">
            <text:p>71.15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69]/[.A$89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LICE_Pack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9]&amp;[.C69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70]/[.A$89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inchester1866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0]&amp;[.C70]" office:value-type="string" office:string-value="0.01,">
            <text:p>0.01,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Tent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71]&amp;[.C71]" office:value-type="string" office:string-value="0.01,">
            <text:p>0.01,</text:p>
          </table:table-cell>
          <table:table-cell table:style-name="ce10" table:formula="of:=1-([.J65]+[.J68]+[.J74])" office:value-type="percentage" office:value="0.1737">
            <text:p>17.37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number-columns-repeated="4"/>
          <table:table-cell table:formula="of:=[.B72]&amp;[.C72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.50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number-columns-repeated="4"/>
          <table:table-cell table:formula="of:=[.B73]&amp;[.C73]" office:value-type="string" office:string-value="0.5,">
            <text:p>0.5,</text:p>
          </table:table-cell>
          <table:table-cell office:value-type="string">
            <text:p>backpack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74]/[.A$89]"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rossbow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4]&amp;[.C74]" office:value-type="string" office:string-value="0.01,">
            <text:p>0.01,</text:p>
          </table:table-cell>
          <table:table-cell table:style-name="ce10" table:formula="of:=SUM([.B67:.B69])/[.B89]" office:value-type="percentage" office:value="0.0196">
            <text:p>1.96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6">
            <text:p>0.06</text:p>
          </table:table-cell>
          <table:table-cell table:style-name="Default"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inocular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5]&amp;[.C75]" office:value-type="string" office:string-value="0.06,">
            <text:p>0.06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style-name="Default"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PartWoodPile"</text:span><text:span text:style-name="T3">,</text:span><text:span text:style-name="T2">"magazine"</text:span><text:span text:style-name="T3">}</text:span></text:p>
          </table:table-cell>
          <table:table-cell table:number-columns-repeated="4"/>
          <table:table-cell table:formula="of:=[.B76]&amp;[.C76]" office:value-type="string" office:string-value="0.06,">
            <text:p>0.06,</text:p>
          </table:table-cell>
          <table:table-cell office:value-type="string">
            <text:p>Camo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77]/[.A$89]"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Skin_Camo1_DZ"</text:span><text:span text:style-name="T3">,</text:span><text:span text:style-name="T2">"magazine"</text:span><text:span text:style-name="T3">},</text:span></text:p>
          </table:table-cell>
          <table:table-cell table:number-columns-repeated="4"/>
          <table:table-cell table:formula="of:=[.B77]&amp;[.C77]" office:value-type="string" office:string-value="0.01,">
            <text:p>0.01,</text:p>
          </table:table-cell>
          <table:table-cell table:style-name="ce10" table:formula="of:=([.B77]+[.B78]) / SUM([.B55:.B78])" office:value-type="percentage" office:value="0.0058">
            <text:p>0.58%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78]/[.A$89]"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Skin_Sniper1_DZ"</text:span><text:span text:style-name="T3">,</text:span><text:span text:style-name="T2">"magazine"</text:span><text:span text:style-name="T3">},</text:span></text:p>
          </table:table-cell>
          <table:table-cell table:number-columns-repeated="4"/>
          <table:table-cell table:formula="of:=[.B78]&amp;[.C78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A79]/[.A$89]" office:value-type="float" office:value="0.08">
            <text:p>0.08</text:p>
          </table:table-cell>
          <table:table-cell table:style-name="Default"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MeleeCrowbar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79]&amp;[.C79]" office:value-type="string" office:string-value="0.08,">
            <text:p>0.08,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[.A80]/[.A$89]" office:value-type="float" office:value="0.03">
            <text:p>0.03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R43"</text:span><text:span text:style-name="T3">,</text:span><text:span text:style-name="T2">"weapon"</text:span><text:span text:style-name="T3">}</text:span></text:p>
          </table:table-cell>
          <table:table-cell table:number-columns-repeated="4"/>
          <table:table-cell table:formula="of:=[.B80]&amp;[.C80]" office:value-type="string" office:string-value="0.03">
            <text:p>0.03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formula="of:=SUM([.A55:.A88])" office:value-type="float" office:value="375">
            <text:p>375</text:p>
          </table:table-cell>
          <table:table-cell table:formula="of:=SUM([.B55:.B88])" office:value-type="float" office:value="3.57">
            <text:p>3.57</text:p>
          </table:table-cell>
          <table:table-cell table:number-columns-repeated="8"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upermarket" table:style-name="ta1" table:print="false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 text:c="2"/>itemType[] = {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ItemSodaMdew"</text:span><text:span text:style-name="T3">,</text:span><text:span text:style-name="T2">"magazine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Watch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Compass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olt1911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tchbox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huntingrifle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LeeEnfield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volver_EP1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Z_VestPouch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CivilBackpack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LICE_Pack_EP1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inchester1866"</text:span><text:span text:style-name="T3">,</text:span><text:span text:style-name="T2">"weapon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Tent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ody"</text:span><text:span text:style-name="T3">,</text:span><text:span text:style-name="T2">"object"</text:span><text:span text:style-name="T3">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rossbow"</text:span><text:span text:style-name="T3">,</text:span><text:span text:style-name="T2">"weapon"</text:span><text:span text:style-name="T3">}</text:span>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 table:style-name="ce1" office:value-type="string">
            <text:p><text:s text:c="2"/>};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1" office:value-type="string">
            <text:p><text:s text:c="2"/>itemChance[] = {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SodaMdew","magazine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Watch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Compass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Map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Colt1911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Flashlight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Knife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ItemMatchbox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generic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huntingrifle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LeeEnfield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revolver_EP1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CZ_VestPouch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DZ_CivilBackpack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DZ_ALICE_Pack_EP1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Winchester1866","weapon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WeaponHolder_ItemTent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military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","trash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,</text:span><text:span text:style-name="T3"><text:tab/></text:span><text:span text:style-name="T4">//{"Body","object"},</text:span>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0.01</text:span><text:span text:style-name="T3"><text:tab/></text:span><text:span text:style-name="T4">//{"Crossbow","weapon"}</text:span>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 table:style-name="ce3" office:value-type="string">
            <text:p><text:s text:c="2"/>};</text:p>
          </table:table-cell>
          <table:table-cell table:style-name="ce6" table:number-columns-repeated="2"/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9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5">
            <text:p>0.1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Watch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55]&amp;[.C55]" office:value-type="string" office:string-value="0.15,">
            <text:p>0.15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56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Compass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56]&amp;[.C56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57]/[.A$85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7]&amp;[.C57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58]/[.A$85]" office:value-type="float" office:value="0.02">
            <text:p>0.02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akarov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8]&amp;[.C58]" office:value-type="string" office:string-value="0.02,">
            <text:p>0.02,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59]/[.A$85]" office:value-type="float" office:value="0.02">
            <text:p>0.0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olt1911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9]&amp;[.C59]" office:value-type="string" office:string-value="0.02,">
            <text:p>0.02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60]/[.A$85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0]&amp;[.C60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61]/[.A$85]" office:value-type="float" office:value="0.02">
            <text:p>0.0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1]&amp;[.C61]" office:value-type="string" office:string-value="0.02,">
            <text:p>0.02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62]/[.A$85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tchbox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2]&amp;[.C62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63]/[.A$85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63]&amp;[.C63]" office:value-type="string" office:string-value="0.05,">
            <text:p>0.05,</text:p>
          </table:table-cell>
          <table:table-cell office:value-type="string">
            <text:p>weapon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64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LeeEnfield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4]&amp;[.C64]" office:value-type="string" office:string-value="0.01,">
            <text:p>0.01,</text:p>
          </table:table-cell>
          <table:table-cell table:style-name="ce10" table:formula="of:=([.B59]+[.B64]+[.B64]+[.B65]+[.B69]+[.B73]+[.B76])/[.B85]" office:value-type="percentage" office:value="0.0755">
            <text:p>7.55%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65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volver_EP1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5]&amp;[.C65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66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Z_VestPouch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6]&amp;[.C66]" office:value-type="string" office:string-value="0.01,">
            <text:p>0.01,</text:p>
          </table:table-cell>
          <table:table-cell office:value-type="string">
            <text:p>ammo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67]/[.A$85]" office:value-type="float" office:value="0.02">
            <text:p>0.0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CivilBackpack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7]&amp;[.C67]" office:value-type="string" office:string-value="0.02,">
            <text:p>0.02,</text:p>
          </table:table-cell>
          <table:table-cell table:style-name="ce10" table:formula="of:=([.B63]+[.B71]+[.B72])/[.B85]" office:value-type="percentage" office:value="0.4717">
            <text:p>47.17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68]/[.A$85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LICE_Pack_EP1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8]&amp;[.C68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69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inchester1866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69]&amp;[.C69]" office:value-type="string" office:string-value="0.01,">
            <text:p>0.01,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70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Tent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70]&amp;[.C70]" office:value-type="string" office:string-value="0.01,">
            <text:p>0.01,</text:p>
          </table:table-cell>
          <table:table-cell table:style-name="ce10" table:formula="of:=1-([.J64]+[.J67]+[.J73])" office:value-type="percentage" office:value="0.3962">
            <text:p>39.62%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71]/[.A$85]" office:value-type="float" office:value="0.3">
            <text:p>0.30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food"</text:span><text:span text:style-name="T3">},</text:span></text:p>
          </table:table-cell>
          <table:table-cell table:number-columns-repeated="4"/>
          <table:table-cell table:formula="of:=[.B71]&amp;[.C71]" office:value-type="string" office:string-value="0.3,">
            <text:p>0.3,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[.A72]/[.A$85]" office:value-type="float" office:value="0.15">
            <text:p>0.1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number-columns-repeated="4"/>
          <table:table-cell table:formula="of:=[.B72]&amp;[.C72]" office:value-type="string" office:string-value="0.15,">
            <text:p>0.15,</text:p>
          </table:table-cell>
          <table:table-cell office:value-type="string">
            <text:p>backpack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73]/[.A$85]"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rossbow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3]&amp;[.C73]" office:value-type="string" office:string-value="0.01,">
            <text:p>0.01,</text:p>
          </table:table-cell>
          <table:table-cell table:style-name="ce10" table:formula="of:=SUM([.B66:.B68])/[.B85]" office:value-type="percentage" office:value="0.0566">
            <text:p>5.66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74]/[.A$85]" office:value-type="float" office:value="0.05">
            <text:p>0.05</text:p>
          </table:table-cell>
          <table:table-cell table:style-name="Default"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inocular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4]&amp;[.C74]" office:value-type="string" office:string-value="0.05,">
            <text:p>0.05,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75]/[.A$85]" office:value-type="float" office:value="0.02">
            <text:p>0.02</text:p>
          </table:table-cell>
          <table:table-cell table:style-name="Default"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PartWoodPile"</text:span><text:span text:style-name="T3">,</text:span><text:span text:style-name="T2">"magazine"</text:span><text:span text:style-name="T3">}</text:span></text:p>
          </table:table-cell>
          <table:table-cell table:number-columns-repeated="4"/>
          <table:table-cell table:formula="of:=[.B75]&amp;[.C75]" office:value-type="string" office:string-value="0.02,">
            <text:p>0.02,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A76]/[.A$85]" office:value-type="float" office:value="0.01">
            <text:p>0.01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R43"</text:span><text:span text:style-name="T3">,</text:span><text:span text:style-name="T2">"weapon"</text:span><text:span text:style-name="T3">}</text:span></text:p>
          </table:table-cell>
          <table:table-cell table:number-columns-repeated="4"/>
          <table:table-cell table:formula="of:=[.B76]&amp;[.C76]" office:value-type="string" office:string-value="0.01">
            <text:p>0.01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formula="of:=SUM([.A55:.A84])" office:value-type="float" office:value="404">
            <text:p>404</text:p>
          </table:table-cell>
          <table:table-cell table:formula="of:=SUM([.B55:.B84])" office:value-type="float" office:value="1.06">
            <text:p>1.06</text:p>
          </table:table-cell>
          <table:table-cell table:number-columns-repeated="8"/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ndustrial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2">
          <table:table-cell office:value-type="float" office:value="50">
            <text:p>50</text:p>
          </table:table-cell>
          <table:table-cell table:formula="of:=[.A1]/[.A$33]" office:value-type="float" office:value="0.18">
            <text:p>0.18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1]&amp;[.C1]" office:value-type="string" office:string-value="0.18,">
            <text:p>0.18,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2]/[.A$33]" office:value-type="float" office:value="0.29">
            <text:p>0.2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number-columns-repeated="4"/>
          <table:table-cell table:formula="of:=[.B2]&amp;[.C2]" office:value-type="string" office:string-value="0.29,">
            <text:p>0.29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3]/[.A$33]"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number-columns-repeated="4"/>
          <table:table-cell table:formula="of:=[.B3]&amp;[.C3]" office:value-type="string" office:string-value="0.04,">
            <text:p>0.04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4]/[.A$33]"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Generic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4]&amp;[.C4]" office:value-type="string" office:string-value="0.04,">
            <text:p>0.04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5]/[.A$33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Wheel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5]&amp;[.C5]" office:value-type="string" office:string-value="0.05,">
            <text:p>0.05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6]/[.A$33]" office:value-type="float" office:value="0.02">
            <text:p>0.0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Fueltank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6]&amp;[.C6]" office:value-type="string" office:string-value="0.02,">
            <text:p>0.02,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7]/[.A$33]"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Engine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7]&amp;[.C7]" office:value-type="string" office:string-value="0.01,">
            <text:p>0.01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8]/[.A$33]"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Glass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8]&amp;[.C8]" office:value-type="string" office:string-value="0.04,">
            <text:p>0.04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PartVRotor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9]&amp;[.C9]" office:value-type="string" office:string-value="0.01,">
            <text:p>0.01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0]/[.A$33]"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Jerrycan"</text:span><text:span text:style-name="T3">,</text:span><text:span text:style-name="T2">"object"</text:span><text:span text:style-name="T3">}</text:span></text:p>
          </table:table-cell>
          <table:table-cell table:number-columns-repeated="4"/>
          <table:table-cell table:formula="of:=[.B10]&amp;[.C10]" office:value-type="string" office:string-value="0.04,">
            <text:p>0.04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11]/[.A$33]" office:value-type="float" office:value="0.11">
            <text:p>0.1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Hatchet"</text:span><text:span text:style-name="T3">,</text:span><text:span text:style-name="T2">"object"</text:span><text:span text:style-name="T3">}</text:span></text:p>
          </table:table-cell>
          <table:table-cell table:style-name="ce2"/>
          <table:table-cell table:number-columns-repeated="3"/>
          <table:table-cell table:formula="of:=[.B11]&amp;[.C11]" office:value-type="string" office:string-value="0.11,">
            <text:p>0.11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2]/[.A$33]" office:value-type="float" office:value="0.07">
            <text:p>0.07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military"</text:span><text:span text:style-name="T3">},</text:span></text:p>
          </table:table-cell>
          <table:table-cell table:style-name="ce2"/>
          <table:table-cell table:number-columns-repeated="3"/>
          <table:table-cell table:formula="of:=[.B12]&amp;[.C12]" office:value-type="string" office:string-value="0.07,">
            <text:p>0.07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Toolbox"</text:span><text:span text:style-name="T3">,</text:span><text:span text:style-name="T2">"weapon"</text:span><text:span text:style-name="T3">}</text:span></text:p>
          </table:table-cell>
          <table:table-cell table:number-columns-repeated="4"/>
          <table:table-cell table:formula="of:=[.B13]&amp;[.C13]" office:value-type="string" office:string-value="0.02,">
            <text:p>0.02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Wire"</text:span><text:span text:style-name="T3">,</text:span><text:span text:style-name="T2">"magazine"</text:span><text:span text:style-name="T3">}</text:span></text:p>
          </table:table-cell>
          <table:table-cell table:number-columns-repeated="4"/>
          <table:table-cell table:formula="of:=[.B14]&amp;[.C14]" office:value-type="string" office:string-value="0.06,">
            <text:p>0.06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TankTrap"</text:span><text:span text:style-name="T3">,</text:span><text:span text:style-name="T2">"magazine"</text:span><text:span text:style-name="T3">}</text:span></text:p>
          </table:table-cell>
          <table:table-cell table:number-columns-repeated="4"/>
          <table:table-cell table:formula="of:=[.B15]&amp;[.C15]" office:value-type="string" office:string-value="0.04">
            <text:p>0.04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formula="of:=SUM([.A1:.A32])" office:value-type="float" office:value="274">
            <text:p>274</text:p>
          </table:table-cell>
          <table:table-cell table:formula="of:=SUM([.B1:.B32])" office:value-type="float" office:value="1.02">
            <text:p>1.02</text:p>
          </table:table-cell>
          <table:table-cell table:number-columns-repeated="7"/>
        </table:table-row>
      </table:table>
      <table:table table:name="Farm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2">
          <table:table-cell office:value-type="float" office:value="10">
            <text:p>10</text:p>
          </table:table-cell>
          <table:table-cell table:formula="of:=[.A1]/[.A$34]" office:value-type="float" office:value="0.06">
            <text:p>0.06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WeaponHolder_ItemJerrycan"</text:span><text:span text:style-name="T3">,</text:span><text:span text:style-name="T2">"object"</text:span><text:span text:style-name="T3">},</text:span></text:p>
          </table:table-cell>
          <table:table-cell table:number-columns-repeated="4"/>
          <table:table-cell table:formula="of:=[.B1]&amp;[.C1]" office:value-type="string" office:string-value="0.06,">
            <text:p>0.06,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2]/[.A$34]" office:value-type="float" office:value="0.28">
            <text:p>0.28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  <table:table-cell table:formula="of:=[.B2]&amp;[.C2]" office:value-type="string" office:string-value="0.28,">
            <text:p>0.28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huntingrifle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3]&amp;[.C3]" office:value-type="string" office:string-value="0.01,">
            <text:p>0.01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LeeEnfield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4]&amp;[.C4]" office:value-type="string" office:string-value="0.04,">
            <text:p>0.04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]/[.A$34]" office:value-type="float" office:value="0.03">
            <text:p>0.0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inchester1866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5]&amp;[.C5]" office:value-type="string" office:string-value="0.03,">
            <text:p>0.03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6]/[.A$34]" office:value-type="float" office:value="0.22">
            <text:p>0.2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trash"</text:span><text:span text:style-name="T3">},</text:span></text:p>
          </table:table-cell>
          <table:table-cell table:number-columns-repeated="4"/>
          <table:table-cell table:formula="of:=[.B6]&amp;[.C6]" office:value-type="string" office:string-value="0.22,">
            <text:p>0.22,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7]/[.A$34]" office:value-type="float" office:value="0.03">
            <text:p>0.03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Crossbow"</text:span><text:span text:style-name="T3">,</text:span><text:span text:style-name="T2">"weapon"</text:span><text:span text:style-name="T3">},</text:span></text:p>
          </table:table-cell>
          <table:table-cell table:number-columns-repeated="4"/>
          <table:table-cell table:formula="of:=[.B7]&amp;[.C7]" office:value-type="string" office:string-value="0.03,">
            <text:p>0.03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8]/[.A$34]" office:value-type="float" office:value="0.11">
            <text:p>0.1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PartWoodPile"</text:span><text:span text:style-name="T3">,</text:span><text:span text:style-name="T2">"magazine"</text:span><text:span text:style-name="T3">},</text:span></text:p>
          </table:table-cell>
          <table:table-cell table:number-columns-repeated="4"/>
          <table:table-cell table:formula="of:=[.B8]&amp;[.C8]" office:value-type="string" office:string-value="0.11,">
            <text:p>0.11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9]/[.A$34]" office:value-type="float" office:value="0.17">
            <text:p>0.17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WeaponHolder_ItemHatchet"</text:span><text:span text:style-name="T3">,</text:span><text:span text:style-name="T2">"object"</text:span><text:span text:style-name="T3">}</text:span></text:p>
          </table:table-cell>
          <table:table-cell table:number-columns-repeated="4"/>
          <table:table-cell table:formula="of:=[.B9]&amp;[.C9]" office:value-type="string" office:string-value="0.17,">
            <text:p>0.17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0]/[.A$34]" office:value-type="float" office:value="0.06">
            <text:p>0.06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R43"</text:span><text:span text:style-name="T3">,</text:span><text:span text:style-name="T2">"weapon"</text:span><text:span text:style-name="T3">}</text:span></text:p>
          </table:table-cell>
          <table:table-cell table:number-columns-repeated="4"/>
          <table:table-cell table:formula="of:=[.B10]&amp;[.C10]" office:value-type="string" office:string-value="0.06">
            <text:p>0.0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1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weapo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ce10" table:formula="of:=(SUM([.B3:.B5]) + [.B7])/[.B$34]" office:value-type="percentage" office:value="0.1089">
            <text:p>10.89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ammo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ce10" table:formula="of:=(SUM([.B2])+ [.B6])/[.B$34]" office:value-type="percentage" office:value="0.495">
            <text:p>49.50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formula="of:=SUM([.A1:.A33])" office:value-type="float" office:value="181">
            <text:p>181</text:p>
          </table:table-cell>
          <table:table-cell table:formula="of:=SUM([.B1:.B33])" office:value-type="float" office:value="1.01">
            <text:p>1.01</text:p>
          </table:table-cell>
          <table:table-cell table:number-columns-repeated="7"/>
        </table:table-row>
      </table:table>
      <table:table table:name="Military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2"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M9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6A2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3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6A2GL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9SD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47_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7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7]/[.A$40]"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_Ai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8">
            <text:p>0.08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S_74_kobra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formula="of:=[.A9]/[.A$40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S_74_U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formula="of:=[.A10]/[.A$40]"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47_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11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2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01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13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MR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f:=[.A14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15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4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UZI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8">
            <text:p>0.08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mington870_lamp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glock17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formula="of:=[.A19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P5A5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P5SD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21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3_CCO_EP1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office:value-type="string">
            <text:p>weap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0" table:formula="of:=SUM([.B1:.B21])/[.B40]" office:value-type="percentage" office:value="0.207">
            <text:p>20.70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6">
            <text:p>0.06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inocular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office:value-type="string">
            <text:p>ammo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Red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table:style-name="ce10" table:formula="of:=SUM([.B33:.B36])/[.B40]" office:value-type="percentage" office:value="0.7024">
            <text:p>70.24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military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formula="of:=[.A26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GPS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office:value-type="string">
            <text:p>item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table:style-name="ce10" table:formula="of:=SUM([.B23:.B27])/[.B$40]" office:value-type="percentage" office:value="0.0591">
            <text:p>5.91%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backpack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29]/[.A$40]" office:value-type="float" office:value="0.06">
            <text:p>0.06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ssault_Pack_EP1"</text:span><text:span text:style-name="T3">,</text:span><text:span text:style-name="T2">"object"</text:span><text:span text:style-name="T3">},</text:span></text:p>
          </table:table-cell>
          <table:table-cell table:number-columns-repeated="3"/>
          <table:table-cell table:style-name="ce10" table:formula="of:=SUM([.B29:.B31])/[.B$40]" office:value-type="percentage" office:value="0.0222">
            <text:p>2.22%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0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Patrol_Pack_EP1"</text:span><text:span text:style-name="T3">,</text:span><text:span text:style-name="T2">"object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f:=[.A31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Backpack_EP1"</text:span><text:span text:style-name="T3">,</text:span><text:span text:style-name="T2">"object"</text:span><text:span text:style-name="T3">},</text:span><text:span text:style-name="T3"><text:tab/></text:span><text:span text:style-name="T3"><text:tab/></text:span><text:span text:style-name="T3"><text:tab/></text:span></text:p>
          </table:table-cell>
          <table:table-cell table:number-columns-repeated="3"/>
          <table:table-cell office:value-type="string">
            <text:p>NVG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>
            <text:p><text:span text:style-name="T3"><text:tab/></text:span><text:span text:style-name="T3"><text:tab/></text:span><text:span text:style-name="T3"><text:tab/></text:span><text:span text:style-name="T4">//Normal</text:span>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edical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.0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ody"</text:span><text:span text:style-name="T3">,</text:span><text:span text:style-name="T2">"object"</text:span><text:span text:style-name="T3">}</text:span>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Etool"</text:span><text:span text:style-name="T3">,</text:span><text:span text:style-name="T2">"weapon"</text:span><text:span text:style-name="T3">}</text:span>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2">
            <text:p>0.02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Sandbag"</text:span><text:span text:style-name="T3">,</text:span><text:span text:style-name="T2">"magazine"</text:span><text:span text:style-name="T3">}</text:span>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SUM([.A1:.A37])" office:value-type="float" office:value="993">
            <text:p>993</text:p>
          </table:table-cell>
          <table:table-cell table:formula="of:=SUM([.B1:.B37])" office:value-type="float" office:value="5.41">
            <text:p>5.41</text:p>
          </table:table-cell>
          <table:table-cell/>
          <table:table-cell table:style-name="Default"/>
          <table:table-cell table:number-columns-repeated="4"/>
        </table:table-row>
      </table:table>
      <table:table table:name="Military_2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1"><text:tab/></text:span><text:span text:style-name="T1"><text:tab/></text:span><text:span text:style-name="T1"><text:tab/></text:span><text:span text:style-name="T1">{</text:span><text:span text:style-name="T2">"M16A2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6A2GL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formula="of:=[.A3]/[.A$5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249_DZ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f:=[.A4]/[.A$5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9SD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36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47_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formula="of:=[.A7]/[.A$50]" office:value-type="float" office:value="0.1">
            <text:p>0.10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7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_Ai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S_74_kobr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S_74_U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K_47_M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formula="of:=[.A12]/[.A$5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2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SVD_CAMO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014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07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MR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4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UZI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Remington870_lamp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glock17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A22]/[.A$5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240_DZ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_AIM_SD_camo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16A4_ACG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1_HWS_GL_camo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office:value-type="string">
            <text:p>weap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k_48_DZ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table:style-name="ce10" table:formula="of:=SUM([.B1:.B27])/[.B50]" office:value-type="percentage" office:value="0.2135">
            <text:p>21.35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8">
            <text:p>0.08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M4A3_CCO_EP1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office:value-type="string">
            <text:p><text:span text:style-name="T3"><text:tab/></text:span><text:span text:style-name="T3"><text:tab/></text:span><text:span text:style-name="T3"><text:tab/></text:span><text:span text:style-name="T4">//Ammo</text:span></text:p>
          </table:table-cell>
          <table:table-cell table:number-columns-repeated="3"/>
          <table:table-cell office:value-type="string">
            <text:p>ammobo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mmoBoxSmall_556"</text:span><text:span text:style-name="T3">,</text:span><text:span text:style-name="T2">"object"</text:span><text:span text:style-name="T3">},</text:span></text:p>
          </table:table-cell>
          <table:table-cell table:number-columns-repeated="3"/>
          <table:table-cell table:style-name="ce10" table:formula="of:=(SUM([.B29:.B30]))/[.B50]" office:value-type="percentage" office:value="0.0067">
            <text:p>0.67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AmmoBoxSmall_762"</text:span><text:span text:style-name="T3">,</text:span><text:span text:style-name="T2">"object"</text:span><text:span text:style-name="T3">},</text:span>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ite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NVGoggles"</text:span><text:span text:style-name="T3">,</text:span><text:span text:style-name="T2">"weapon"</text:span><text:span text:style-name="T3">},</text:span></text:p>
          </table:table-cell>
          <table:table-cell table:number-columns-repeated="3"/>
          <table:table-cell table:style-name="ce10" table:formula="of:=SUM([.B32:.B38])/[.B$50]" office:value-type="percentage" office:value="0.0404">
            <text:p>4.04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.1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inocular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FlashlightRed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office:value-type="string">
            <text:p>backpack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5">
            <text:p>0.1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Knife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table:style-name="ce10" table:formula="of:=SUM([.B40:.B42])/[.B$50]" office:value-type="percentage" office:value="0.0079">
            <text:p>0.79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GPS"</text:span><text:span text:style-name="T3">,</text:span><text:span text:style-name="T2">"weapon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ItemMap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office:value-type="string">
            <text:p>ammo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38]/[.A$5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inocular_Vector"</text:span><text:span text:style-name="T3">,</text:span><text:span text:style-name="T2">"military"</text:span><text:span text:style-name="T3">},</text:span></text:p>
          </table:table-cell>
          <table:table-cell table:number-columns-repeated="3"/>
          <table:table-cell table:style-name="ce10" table:formula="of:=SUM([.B44:.B46])/[.B$50]" office:value-type="percentage" office:value="0.7079">
            <text:p>70.79%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f:=[.A40]/[.A$5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Assault_Pack_EP1"</text:span><text:span text:style-name="T3">,</text:span><text:span text:style-name="T2">"object"</text:span><text:span text:style-name="T3">},</text:span></text:p>
          </table:table-cell>
          <table:table-cell table:number-columns-repeated="3"/>
          <table:table-cell office:value-type="string">
            <text:p>NVG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41]/[.A$50]" office:value-type="float" office:value="0.03">
            <text:p>0.0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Patrol_Pack_EP1"</text:span><text:span text:style-name="T3">,</text:span><text:span text:style-name="T2">"object"</text:span><text:span text:style-name="T3">},</text:span></text:p>
          </table:table-cell>
          <table:table-cell table:number-columns-repeated="3"/>
          <table:table-cell table:style-name="ce10" table:formula="of:=[.B32]/[.B50]" office:value-type="percentage" office:value="0.0011">
            <text:p>0.11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42]/[.A$5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DZ_Backpack_EP1"</text:span><text:span text:style-name="T3">,</text:span><text:span text:style-name="T2">"object"</text:span><text:span text:style-name="T3">},</text:span><text:span text:style-name="T3"><text:tab/></text:span><text:span text:style-name="T3"><text:tab/></text:span><text:span text:style-name="T3"><text:tab/></text:span>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edical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.0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generic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">
            <text:p>5.0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"</text:span><text:span text:style-name="T3">,</text:span><text:span text:style-name="T2">"military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.20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Body"</text:span><text:span text:style-name="T3">,</text:span><text:span text:style-name="T2">"object"</text:span><text:span text:style-name="T3">},</text:span>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<text:span text:style-name="T3"><text:tab/></text:span><text:span text:style-name="T3"><text:tab/></text:span><text:span text:style-name="T3"><text:tab/></text:span><text:span text:style-name="T3">{</text:span><text:span text:style-name="T2">"PipeBomb"</text:span><text:span text:style-name="T3">,</text:span><text:span text:style-name="T2">"magazine"</text:span><text:span text:style-name="T3">}</text:span>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formula="of:=SUM([.A1:.A49])" office:value-type="float" office:value="961">
            <text:p>961</text:p>
          </table:table-cell>
          <table:table-cell table:formula="of:=SUM([.B1:.B49])" office:value-type="float" office:value="8.9">
            <text:p>8.90</text:p>
          </table:table-cell>
          <table:table-cell/>
          <table:table-cell table:style-name="Default"/>
          <table:table-cell table:number-columns-repeated="4"/>
        </table:table-row>
      </table:table>
      <table:table table:name="Ammo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2">
          <table:table-cell office:value-type="float" office:value="40">
            <text:p>40</text:p>
          </table:table-cell>
          <table:table-cell table:formula="of:=[.A1]/[.A$40]" office:value-type="float" office:value="0.18">
            <text:p>0.18</text:p>
          </table:table-cell>
          <table:table-cell office:value-type="string">
            <text:p>,</text:p>
          </table:table-cell>
          <table:table-cell office:value-type="string">
            <text:p><text:span text:style-name="T1"><text:tab/></text:span><text:span text:style-name="T1"><text:tab/></text:span><text:span text:style-name="T1"><text:tab/></text:span><text:span text:style-name="T2">"TrashTinCan"</text:span><text:span text:style-name="T3">,</text:span></text:p>
          </table:table-cell>
          <table:table-cell table:number-columns-repeated="4"/>
          <table:table-cell table:formula="of:=&quot;   &quot; &amp;[.B1]&amp;[.C1]" office:value-type="string" office:string-value="   0.18,">
            <text:p><text:s text:c="3"/>0.18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2]/[.A$40]" office:value-type="float" office:value="0.09">
            <text:p>0.09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Empty"</text:span><text:span text:style-name="T3">,</text:span></text:p>
          </table:table-cell>
          <table:table-cell table:number-columns-repeated="4"/>
          <table:table-cell table:formula="of:=&quot;   &quot; &amp;[.B2]&amp;[.C2]" office:value-type="string" office:string-value="   0.09,">
            <text:p><text:s text:c="3"/>0.09,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3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Coke"</text:span><text:span text:style-name="T3">,</text:span></text:p>
          </table:table-cell>
          <table:table-cell table:number-columns-repeated="4"/>
          <table:table-cell table:formula="of:=&quot;   &quot; &amp;[.B3]&amp;[.C3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4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Pepsi"</text:span><text:span text:style-name="T3">,</text:span></text:p>
          </table:table-cell>
          <table:table-cell table:number-columns-repeated="4"/>
          <table:table-cell table:formula="of:=&quot;   &quot; &amp;[.B4]&amp;[.C4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5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Bandage"</text:span><text:span text:style-name="T3">,</text:span></text:p>
          </table:table-cell>
          <table:table-cell table:number-columns-repeated="4"/>
          <table:table-cell table:formula="of:=&quot;   &quot; &amp;[.B5]&amp;[.C5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6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Painkiller"</text:span><text:span text:style-name="T3">,</text:span></text:p>
          </table:table-cell>
          <table:table-cell table:number-columns-repeated="4"/>
          <table:table-cell table:formula="of:=&quot;   &quot; &amp;[.B6]&amp;[.C6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7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Morphine"</text:span><text:span text:style-name="T3">,</text:span></text:p>
          </table:table-cell>
          <table:table-cell table:number-columns-repeated="4"/>
          <table:table-cell table:formula="of:=&quot;   &quot; &amp;[.B7]&amp;[.C7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8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30Rnd_556x45_Stanag"</text:span><text:span text:style-name="T3">,</text:span></text:p>
          </table:table-cell>
          <table:table-cell table:number-columns-repeated="4"/>
          <table:table-cell table:formula="of:=&quot;   &quot; &amp;[.B8]&amp;[.C8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9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20Rnd_762x51_DMR"</text:span><text:span text:style-name="T3">,</text:span></text:p>
          </table:table-cell>
          <table:table-cell table:number-columns-repeated="4"/>
          <table:table-cell table:formula="of:=&quot;   &quot; &amp;[.B9]&amp;[.C9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0]/[.A$40]" office:value-type="float" office:value="0.05">
            <text:p>0.05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7Rnd_9x19_glock17"</text:span><text:span text:style-name="T3">,</text:span></text:p>
          </table:table-cell>
          <table:table-cell table:number-columns-repeated="4"/>
          <table:table-cell table:formula="of:=&quot;   &quot; &amp;[.B10]&amp;[.C10]" office:value-type="string" office:string-value="   0.05,">
            <text:p><text:s text:c="3"/>0.05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1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5Rnd_9x19_M9SD"</text:span><text:span text:style-name="T3">,</text:span></text:p>
          </table:table-cell>
          <table:table-cell table:number-columns-repeated="4"/>
          <table:table-cell table:formula="of:=&quot;   &quot; &amp;[.B11]&amp;[.C11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12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5Rnd_9x19_M9"</text:span><text:span text:style-name="T3">,</text:span></text:p>
          </table:table-cell>
          <table:table-cell table:number-columns-repeated="4"/>
          <table:table-cell table:formula="of:=&quot;   &quot; &amp;[.B12]&amp;[.C12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13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30Rnd_762x39_AK47"</text:span><text:span text:style-name="T3">,</text:span></text:p>
          </table:table-cell>
          <table:table-cell table:number-columns-repeated="4"/>
          <table:table-cell table:formula="of:=&quot;   &quot; &amp;[.B13]&amp;[.C13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14]/[.A$40]" office:value-type="float" office:value="0.04">
            <text:p>0.04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30Rnd_545x39_AK",</text:span></text:p>
          </table:table-cell>
          <table:table-cell table:number-columns-repeated="4"/>
          <table:table-cell table:formula="of:=&quot;   &quot; &amp;[.B14]&amp;[.C14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5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5Rnd_762x51_M24"</text:span><text:span text:style-name="T3">,</text:span></text:p>
          </table:table-cell>
          <table:table-cell table:number-columns-repeated="4"/>
          <table:table-cell table:formula="of:=&quot;   &quot; &amp;[.B15]&amp;[.C15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0Rnd_127x99_m107"</text:span><text:span text:style-name="T3">,</text:span></text:p>
          </table:table-cell>
          <table:table-cell table:number-columns-repeated="4"/>
          <table:table-cell table:formula="of:=&quot;   &quot; &amp;[.B16]&amp;[.C16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7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8Rnd_B_Beneli_74Slug"</text:span><text:span text:style-name="T3">,</text:span></text:p>
          </table:table-cell>
          <table:table-cell table:number-columns-repeated="4"/>
          <table:table-cell table:formula="of:=&quot;   &quot; &amp;[.B17]&amp;[.C17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Rnd_HE_M203"</text:span><text:span text:style-name="T3">,</text:span></text:p>
          </table:table-cell>
          <table:table-cell table:number-columns-repeated="4"/>
          <table:table-cell table:formula="of:=&quot;   &quot; &amp;[.B18]&amp;[.C18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9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lareWhite_M203"</text:span><text:span text:style-name="T3">,</text:span></text:p>
          </table:table-cell>
          <table:table-cell table:number-columns-repeated="4"/>
          <table:table-cell table:formula="of:=&quot;   &quot; &amp;[.B19]&amp;[.C19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20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lareGreen_M203"</text:span><text:span text:style-name="T3">,</text:span></text:p>
          </table:table-cell>
          <table:table-cell table:number-columns-repeated="4"/>
          <table:table-cell table:formula="of:=&quot;   &quot; &amp;[.B20]&amp;[.C20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21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Rnd_Smoke_M203"</text:span><text:span text:style-name="T3">,</text:span><text:span text:style-name="T3"><text:tab/></text:span><text:span text:style-name="T3"><text:tab/></text:span></text:p>
          </table:table-cell>
          <table:table-cell table:number-columns-repeated="4"/>
          <table:table-cell table:formula="of:=&quot;   &quot; &amp;[.B21]&amp;[.C21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200Rnd_556x45_M249"</text:span><text:span text:style-name="T3">,</text:span></text:p>
          </table:table-cell>
          <table:table-cell table:number-columns-repeated="4"/>
          <table:table-cell table:formula="of:=&quot;   &quot; &amp;[.B22]&amp;[.C22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Grenade_west"</text:span><text:span text:style-name="T3">,</text:span></text:p>
          </table:table-cell>
          <table:table-cell table:number-columns-repeated="4"/>
          <table:table-cell table:formula="of:=&quot;   &quot; &amp;[.B23]&amp;[.C23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24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SmokeShell"</text:span><text:span text:style-name="T3">,</text:span></text:p>
          </table:table-cell>
          <table:table-cell table:number-columns-repeated="4"/>
          <table:table-cell table:formula="of:=&quot;   &quot; &amp;[.B24]&amp;[.C24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25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SmokeShellRed"</text:span><text:span text:style-name="T3">,</text:span></text:p>
          </table:table-cell>
          <table:table-cell table:number-columns-repeated="4"/>
          <table:table-cell table:formula="of:=&quot;   &quot; &amp;[.B25]&amp;[.C25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26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SmokeShellGreen"</text:span><text:span text:style-name="T3">,</text:span></text:p>
          </table:table-cell>
          <table:table-cell table:number-columns-repeated="4"/>
          <table:table-cell table:formula="of:=&quot;   &quot; &amp;[.B26]&amp;[.C26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27]/[.A$40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8Rnd_B_Beneli_Pellets"</text:span><text:span text:style-name="T3">,</text:span></text:p>
          </table:table-cell>
          <table:table-cell table:number-columns-repeated="4"/>
          <table:table-cell table:formula="of:=&quot;   &quot; &amp;[.B27]&amp;[.C27]" office:value-type="string" office:string-value="   0.04,">
            <text:p><text:s text:c="3"/>0.04,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8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30Rnd_556x45_StanagSD"</text:span><text:span text:style-name="T3">,</text:span></text:p>
          </table:table-cell>
          <table:table-cell table:number-columns-repeated="4"/>
          <table:table-cell table:formula="of:=&quot;   &quot; &amp;[.B28]&amp;[.C28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29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30Rnd_9x19_MP5"</text:span><text:span text:style-name="T3">,</text:span></text:p>
          </table:table-cell>
          <table:table-cell table:number-columns-repeated="4"/>
          <table:table-cell table:formula="of:=&quot;   &quot; &amp;[.B29]&amp;[.C29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30]/[.A$40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30Rnd_9x19_MP5SD"</text:span><text:span text:style-name="T3">,</text:span></text:p>
          </table:table-cell>
          <table:table-cell table:number-columns-repeated="4"/>
          <table:table-cell table:formula="of:=&quot;   &quot; &amp;[.B30]&amp;[.C30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00Rnd_762x51_M240"</text:span><text:span text:style-name="T3">,</text:span></text:p>
          </table:table-cell>
          <table:table-cell table:number-columns-repeated="4"/>
          <table:table-cell table:formula="of:=&quot;   &quot; &amp;[.B31]&amp;[.C31]" office:value-type="string" office:string-value="   0.01,">
            <text:p><text:s text:c="3"/>0.01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32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ChemGreen"</text:span><text:span text:style-name="T3">,</text:span></text:p>
          </table:table-cell>
          <table:table-cell table:number-columns-repeated="4"/>
          <table:table-cell table:formula="of:=&quot;   &quot; &amp;[.B32]&amp;[.C32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33]/[.A$40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ChemBlue"</text:span><text:span text:style-name="T3">,</text:span></text:p>
          </table:table-cell>
          <table:table-cell table:number-columns-repeated="4"/>
          <table:table-cell table:formula="of:=&quot;   &quot; &amp;[.B33]&amp;[.C33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34]/[.A$40]" office:value-type="float" office:value="0.02">
            <text:p>0.02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HandChemRed",</text:span></text:p>
          </table:table-cell>
          <table:table-cell table:number-columns-repeated="4"/>
          <table:table-cell table:formula="of:=&quot;   &quot; &amp;[.B34]&amp;[.C34]" office:value-type="string" office:string-value="   0.02,">
            <text:p><text:s text:c="3"/>0.02,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35]/[.A$40]" office:value-type="float" office:value="0.04">
            <text:p>0.04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ItemHeatPack"</text:span></text:p>
          </table:table-cell>
          <table:table-cell table:number-columns-repeated="4"/>
          <table:table-cell table:formula="of:=&quot;   &quot; &amp;[.B35]&amp;[.C35]" office:value-type="string" office:string-value="   0.04">
            <text:p><text:s text:c="3"/>0.04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formula="of:=SUM([.A1:.A39])" office:value-type="float" office:value="224">
            <text:p>224</text:p>
          </table:table-cell>
          <table:table-cell table:formula="of:=SUM([.B1:.B39])" office:value-type="float" office:value="1.01">
            <text:p>1.01</text:p>
          </table:table-cell>
          <table:table-cell/>
          <table:table-cell table:style-name="Default"/>
          <table:table-cell table:number-columns-repeated="5"/>
        </table:table-row>
      </table:table>
      <table:table table:name="Generic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2">
          <table:table-cell office:value-type="float" office:value="35">
            <text:p>35</text:p>
          </table:table-cell>
          <table:table-cell table:formula="of:=[.A1]/[.A$42]" office:value-type="float" office:value="0.06">
            <text:p>0.06</text:p>
          </table:table-cell>
          <table:table-cell office:value-type="string">
            <text:p>,</text:p>
          </table:table-cell>
          <table:table-cell office:value-type="string">
            <text:p><text:span text:style-name="T1"><text:tab/></text:span><text:span text:style-name="T1"><text:tab/></text:span><text:span text:style-name="T1"><text:tab/></text:span><text:span text:style-name="T2">"TrashTinCan"</text:span><text:span text:style-name="T3">,</text:span></text:p>
          </table:table-cell>
          <table:table-cell table:number-columns-repeated="4"/>
          <table:table-cell table:formula="of:=[.B1]&amp;[.C1]" office:value-type="string" office:string-value="0.06,">
            <text:p>0.06,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A2]/[.A$42]" office:value-type="float" office:value="0.06">
            <text:p>0.06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Empty"</text:span><text:span text:style-name="T3">,</text:span></text:p>
          </table:table-cell>
          <table:table-cell table:number-columns-repeated="4"/>
          <table:table-cell table:formula="of:=[.B2]&amp;[.C2]" office:value-type="string" office:string-value="0.06,">
            <text:p>0.06,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A3]/[.A$42]" office:value-type="float" office:value="0.06">
            <text:p>0.06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Coke"</text:span><text:span text:style-name="T3">,</text:span></text:p>
          </table:table-cell>
          <table:table-cell table:number-columns-repeated="4"/>
          <table:table-cell table:formula="of:=[.B3]&amp;[.C3]" office:value-type="string" office:string-value="0.06,">
            <text:p>0.06,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A4]/[.A$42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SodaPepsi"</text:span><text:span text:style-name="T3">,</text:span></text:p>
          </table:table-cell>
          <table:table-cell table:number-columns-repeated="4"/>
          <table:table-cell table:formula="of:=[.B4]&amp;[.C4]" office:value-type="string" office:string-value="0.04,">
            <text:p>0.04,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5]/[.A$42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TrashJackDaniels"</text:span><text:span text:style-name="T3">,</text:span></text:p>
          </table:table-cell>
          <table:table-cell table:number-columns-repeated="4"/>
          <table:table-cell table:formula="of:=[.B5]&amp;[.C5]" office:value-type="string" office:string-value="0.04,">
            <text:p>0.04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6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oodCanBakedBeans"</text:span><text:span text:style-name="T3">,</text:span></text:p>
          </table:table-cell>
          <table:table-cell table:number-columns-repeated="4"/>
          <table:table-cell table:formula="of:=[.B6]&amp;[.C6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7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oodCanSardines"</text:span><text:span text:style-name="T3">,</text:span></text:p>
          </table:table-cell>
          <table:table-cell table:number-columns-repeated="4"/>
          <table:table-cell table:formula="of:=[.B7]&amp;[.C7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8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oodCanFrankBeans"</text:span><text:span text:style-name="T3">,</text:span></text:p>
          </table:table-cell>
          <table:table-cell table:number-columns-repeated="4"/>
          <table:table-cell table:formula="of:=[.B8]&amp;[.C8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9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FoodCanPasta"</text:span><text:span text:style-name="T3">,</text:span></text:p>
          </table:table-cell>
          <table:table-cell table:number-columns-repeated="4"/>
          <table:table-cell table:formula="of:=[.B9]&amp;[.C9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10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WaterbottleUnfilled"</text:span><text:span text:style-name="T3">,</text:span></text:p>
          </table:table-cell>
          <table:table-cell table:number-columns-repeated="4"/>
          <table:table-cell table:formula="of:=[.B10]&amp;[.C10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11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Waterbottle"</text:span><text:span text:style-name="T3">,</text:span></text:p>
          </table:table-cell>
          <table:table-cell table:number-columns-repeated="4"/>
          <table:table-cell table:formula="of:=[.B11]&amp;[.C11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[.A12]/[.A$42]" office:value-type="float" office:value="0.11">
            <text:p>0.1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Bandage"</text:span><text:span text:style-name="T3">,</text:span></text:p>
          </table:table-cell>
          <table:table-cell table:number-columns-repeated="4"/>
          <table:table-cell table:formula="of:=[.B12]&amp;[.C12]" office:value-type="string" office:string-value="0.11,">
            <text:p>0.11,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A13]/[.A$42]" office:value-type="float" office:value="0.03">
            <text:p>0.0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7Rnd_45ACP_1911"</text:span><text:span text:style-name="T3">,</text:span></text:p>
          </table:table-cell>
          <table:table-cell table:number-columns-repeated="4"/>
          <table:table-cell table:formula="of:=[.B13]&amp;[.C13]" office:value-type="string" office:string-value="0.03,">
            <text:p>0.03,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14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5x_22_LR_17_HMR"</text:span><text:span text:style-name="T3">,</text:span></text:p>
          </table:table-cell>
          <table:table-cell table:number-columns-repeated="4"/>
          <table:table-cell table:formula="of:=[.B14]&amp;[.C14]" office:value-type="string" office:string-value="0.01,">
            <text:p>0.01,</text:p>
          </table:table-cell>
          <table:table-cell table:style-name="ce10" table:formula="of:=([.B6]+[.B7]+[.B8]+[.B9]) / [.$B$42]" office:value-type="percentage" office:value="0.04">
            <text:p>4.00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5]/[.A$42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0x_303"</text:span><text:span text:style-name="T3">,</text:span></text:p>
          </table:table-cell>
          <table:table-cell table:number-columns-repeated="4"/>
          <table:table-cell table:formula="of:=[.B15]&amp;[.C15]" office:value-type="string" office:string-value="0.04,">
            <text:p>0.04,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6]/[.A$42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6Rnd_45ACP"</text:span><text:span text:style-name="T3">,</text:span></text:p>
          </table:table-cell>
          <table:table-cell table:number-columns-repeated="4"/>
          <table:table-cell table:formula="of:=[.B16]&amp;[.C16]" office:value-type="string" office:string-value="0.04,">
            <text:p>0.04,</text:p>
          </table:table-cell>
          <table:table-cell table:style-name="ce10" table:formula="of:=([.B3]+[.B11]+[.B10]+[.B4]) / [.$B$42]" office:value-type="percentage" office:value="0.12">
            <text:p>12.00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17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2Rnd_shotgun_74Slug"</text:span><text:span text:style-name="T3">,</text:span></text:p>
          </table:table-cell>
          <table:table-cell table:number-columns-repeated="4"/>
          <table:table-cell table:formula="of:=[.B17]&amp;[.C17]" office:value-type="string" office:string-value="0.05,">
            <text:p>0.05,</text:p>
          </table:table-cell>
          <table:table-cell office:value-type="string">
            <text:p>ammo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18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2Rnd_shotgun_74Pellets"</text:span><text:span text:style-name="T3">,</text:span></text:p>
          </table:table-cell>
          <table:table-cell table:number-columns-repeated="4"/>
          <table:table-cell table:formula="of:=[.B18]&amp;[.C18]" office:value-type="string" office:string-value="0.05,">
            <text:p>0.05,</text:p>
          </table:table-cell>
          <table:table-cell table:style-name="ce10" table:formula="of:=SUM([.B13:.B21]) / [.$B$42]" office:value-type="percentage" office:value="0.37">
            <text:p>37.00%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19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8Rnd_9x18_Makarov"</text:span><text:span text:style-name="T3">,</text:span></text:p>
          </table:table-cell>
          <table:table-cell table:number-columns-repeated="4"/>
          <table:table-cell table:formula="of:=[.B19]&amp;[.C19]" office:value-type="string" office:string-value="0.09,">
            <text:p>0.09,</text:p>
          </table:table-cell>
          <table:table-cell office:value-type="string">
            <text:p>misc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20]/[.A$42]" office:value-type="float" office:value="0.02">
            <text:p>0.02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15Rnd_W1866_Slug"</text:span><text:span text:style-name="T3">,</text:span></text:p>
          </table:table-cell>
          <table:table-cell table:number-columns-repeated="4"/>
          <table:table-cell table:formula="of:=[.B20]&amp;[.C20]" office:value-type="string" office:string-value="0.02,">
            <text:p>0.02,</text:p>
          </table:table-cell>
          <table:table-cell table:style-name="ce10" table:formula="of:=SUM([.B22:.B27]) / [.$B$42]" office:value-type="percentage" office:value="0.2">
            <text:p>20.00%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1]/[.A$42]" office:value-type="float" office:value="0.04">
            <text:p>0.04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BoltSteel"</text:span><text:span text:style-name="T3">,</text:span></text:p>
          </table:table-cell>
          <table:table-cell table:number-columns-repeated="4"/>
          <table:table-cell table:formula="of:=[.B21]&amp;[.C21]" office:value-type="string" office:string-value="0.04,">
            <text:p>0.04,</text:p>
          </table:table-cell>
          <table:table-cell office:value-type="string">
            <text:p>trash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22]/[.A$42]" office:value-type="float" office:value="0.07">
            <text:p>0.07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RoadFlare"</text:span><text:span text:style-name="T3">,</text:span></text:p>
          </table:table-cell>
          <table:table-cell table:number-columns-repeated="4"/>
          <table:table-cell table:formula="of:=[.B22]&amp;[.C22]" office:value-type="string" office:string-value="0.07,">
            <text:p>0.07,</text:p>
          </table:table-cell>
          <table:table-cell table:style-name="ce10" table:formula="of:=(SUM([.B1:.B2]) + [.B5]) / [.$B$42]" office:value-type="percentage" office:value="0.16">
            <text:p>16.00%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ItemPainkiller"</text:span><text:span text:style-name="T3">,</text:span></text:p>
          </table:table-cell>
          <table:table-cell table:number-columns-repeated="4"/>
          <table:table-cell table:formula="of:=[.B23]&amp;[.C23]" office:value-type="string" office:string-value="0.02,">
            <text:p>0.02,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24]/[.A$42]" office:value-type="float" office:value="0.01">
            <text:p>0.01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ChemGreen"</text:span><text:span text:style-name="T3">,</text:span></text:p>
          </table:table-cell>
          <table:table-cell table:number-columns-repeated="4"/>
          <table:table-cell table:formula="of:=[.B24]&amp;[.C24]" office:value-type="string" office:string-value="0.01,">
            <text:p>0.01,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A25]/[.A$42]" office:value-type="float" office:value="0.03">
            <text:p>0.0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HandChemBlue"</text:span><text:span text:style-name="T3">,</text:span></text:p>
          </table:table-cell>
          <table:table-cell table:number-columns-repeated="4"/>
          <table:table-cell table:formula="of:=[.B25]&amp;[.C25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A26]/[.A$42]" office:value-type="float" office:value="0.03">
            <text:p>0.03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HandChemRed",</text:span></text:p>
          </table:table-cell>
          <table:table-cell table:number-columns-repeated="4"/>
          <table:table-cell table:formula="of:=[.B26]&amp;[.C26]" office:value-type="string" office:string-value="0.03,">
            <text:p>0.03,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A27]/[.A$42]" office:value-type="float" office:value="0.04">
            <text:p>0.04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ItemHeatPack"</text:span></text:p>
          </table:table-cell>
          <table:table-cell table:number-columns-repeated="4"/>
          <table:table-cell table:formula="of:=[.B27]&amp;[.C27]" office:value-type="string" office:string-value="0.04">
            <text:p>0.04</text:p>
          </table:table-cell>
          <table:table-cell/>
        </table:table-row>
        <table:table-row table:style-name="ro1" table:number-rows-repeated="1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formula="of:=SUM([.A1:.A41])" office:value-type="float" office:value="560">
            <text:p>560</text:p>
          </table:table-cell>
          <table:table-cell table:formula="of:=SUM([.B1:.B41])" office:value-type="float" office:value="1">
            <text:p>1.00</text:p>
          </table:table-cell>
          <table:table-cell/>
          <table:table-cell table:style-name="Default"/>
          <table:table-cell table:number-columns-repeated="6"/>
        </table:table-row>
      </table:table>
      <table:table table:name="civilian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2">
          <table:table-cell office:value-type="float" office:value="15">
            <text:p>15</text:p>
          </table:table-cell>
          <table:table-cell table:formula="of:=[.A1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2">"TrashTinCan"</text:span><text:span text:style-name="T3">,</text:span></text:p>
          </table:table-cell>
          <table:table-cell table:number-columns-repeated="4"/>
          <table:table-cell table:formula="of:=[.B1]&amp;[.C1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A2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TrashJackDaniels"</text:span><text:span text:style-name="T3">,</text:span></text:p>
          </table:table-cell>
          <table:table-cell table:number-columns-repeated="4"/>
          <table:table-cell table:formula="of:=[.B2]&amp;[.C2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A3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Empty"</text:span><text:span text:style-name="T3">,</text:span></text:p>
          </table:table-cell>
          <table:table-cell table:number-columns-repeated="4"/>
          <table:table-cell table:formula="of:=[.B3]&amp;[.C3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A4]/[.A$42]" office:value-type="float" office:value="0.12">
            <text:p>0.12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Coke"</text:span><text:span text:style-name="T3">,</text:span></text:p>
          </table:table-cell>
          <table:table-cell table:number-columns-repeated="4"/>
          <table:table-cell table:formula="of:=[.B4]&amp;[.C4]" office:value-type="string" office:string-value="0.12,">
            <text:p>0.12,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A5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Pepsi"</text:span><text:span text:style-name="T3">,</text:span></text:p>
          </table:table-cell>
          <table:table-cell table:number-columns-repeated="4"/>
          <table:table-cell table:formula="of:=[.B5]&amp;[.C5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BakedBeans"</text:span><text:span text:style-name="T3">,</text:span></text:p>
          </table:table-cell>
          <table:table-cell table:number-columns-repeated="4"/>
          <table:table-cell table:formula="of:=[.B6]&amp;[.C6]" office:value-type="string" office:string-value="0.05,">
            <text:p>0.05,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7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Sardines"</text:span><text:span text:style-name="T3">,</text:span></text:p>
          </table:table-cell>
          <table:table-cell table:number-columns-repeated="4"/>
          <table:table-cell table:formula="of:=[.B7]&amp;[.C7]" office:value-type="string" office:string-value="0.05,">
            <text:p>0.05,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8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FrankBeans"</text:span><text:span text:style-name="T3">,</text:span></text:p>
          </table:table-cell>
          <table:table-cell table:number-columns-repeated="4"/>
          <table:table-cell table:formula="of:=[.B8]&amp;[.C8]" office:value-type="string" office:string-value="0.05,">
            <text:p>0.05,</text:p>
          </table:table-cell>
          <table:table-cell/>
          <table:table-cell table:style-name="ce10"/>
        </table:table-row>
        <table:table-row table:style-name="ro2">
          <table:table-cell office:value-type="float" office:value="8">
            <text:p>8</text:p>
          </table:table-cell>
          <table:table-cell table:formula="of:=[.A9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Pasta"</text:span><text:span text:style-name="T3">,</text:span></text:p>
          </table:table-cell>
          <table:table-cell table:number-columns-repeated="4"/>
          <table:table-cell table:formula="of:=[.B9]&amp;[.C9]" office:value-type="string" office:string-value="0.05,">
            <text:p>0.05,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A10]/[.A$42]" office:value-type="float" office:value="0.07">
            <text:p>0.07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8Rnd_9x18_Makarov",</text:span></text:p>
          </table:table-cell>
          <table:table-cell table:number-columns-repeated="4"/>
          <table:table-cell table:formula="of:=[.B10]&amp;[.C10]" office:value-type="string" office:string-value="0.07,">
            <text:p>0.07,</text:p>
          </table:table-cell>
          <table:table-cell/>
          <table:table-cell table:style-name="ce10"/>
        </table:table-row>
        <table:table-row table:style-name="ro2">
          <table:table-cell office:value-type="float" office:value="8">
            <text:p>8</text:p>
          </table:table-cell>
          <table:table-cell table:formula="of:=[.A11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7Rnd_45ACP_1911",</text:span></text:p>
          </table:table-cell>
          <table:table-cell table:number-columns-repeated="4"/>
          <table:table-cell table:formula="of:=[.B11]&amp;[.C11]" office:value-type="string" office:string-value="0.05,">
            <text:p>0.05,</text:p>
          </table:table-cell>
          <table:table-cell/>
          <table:table-cell office:value-type="string">
            <text:p>trash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12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2Rnd_shotgun_74Slug"</text:span><text:span text:style-name="T3">,</text:span></text:p>
          </table:table-cell>
          <table:table-cell table:number-columns-repeated="4"/>
          <table:table-cell table:formula="of:=[.B12]&amp;[.C12]" office:value-type="string" office:string-value="0.05,">
            <text:p>0.05,</text:p>
          </table:table-cell>
          <table:table-cell/>
          <table:table-cell table:style-name="ce10" table:formula="of:=SUM([.B1:.B3]) / [.$B$42]" office:value-type="percentage" office:value="0.2647">
            <text:p>26.47%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13]/[.A$42]" office:value-type="float" office:value="0.05">
            <text:p>0.05</text:p>
          </table:table-cell>
          <table:table-cell office:value-type="string">
            <text:p>,</text:p>
          </table:table-cell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2Rnd_shotgun_74Pellets",</text:span></text:p>
          </table:table-cell>
          <table:table-cell table:number-columns-repeated="4"/>
          <table:table-cell table:formula="of:=[.B13]&amp;[.C13]" office:value-type="string" office:string-value="0.05,">
            <text:p>0.05,</text:p>
          </table:table-cell>
          <table:table-cell/>
          <table:table-cell office:value-type="string">
            <text:p>foo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4]/[.A$42]" office:value-type="float" office:value="0.06">
            <text:p>0.06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Bandage"</text:span><text:span text:style-name="T3">,</text:span></text:p>
          </table:table-cell>
          <table:table-cell table:number-columns-repeated="4"/>
          <table:table-cell table:formula="of:=[.B14]&amp;[.C14]" office:value-type="string" office:string-value="0.06,">
            <text:p>0.06,</text:p>
          </table:table-cell>
          <table:table-cell/>
          <table:table-cell table:style-name="ce10" table:formula="of:=SUM([.B6:.B9]) / [.$B$42]" office:value-type="percentage" office:value="0.1961">
            <text:p>19.61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5]/[.A$42]" office:value-type="float" office:value="0.06">
            <text:p>0.06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ItemPainkiller"</text:span></text:p>
          </table:table-cell>
          <table:table-cell table:number-columns-repeated="4"/>
          <table:table-cell table:formula="of:=[.B15]&amp;[.C15]" office:value-type="string" office:string-value="0.06">
            <text:p>0.06</text:p>
          </table:table-cell>
          <table:table-cell/>
          <table:table-cell office:value-type="string">
            <text:p>water</text:p>
          </table:table-cell>
        </table:table-row>
        <table:table-row table:style-name="ro1">
          <table:table-cell/>
          <table:table-cell table:number-columns-repeated="2"/>
          <table:table-cell table:number-columns-repeated="5"/>
          <table:table-cell table:formula="of:=[.B16]&amp;[.C16]">
            <text:p/>
          </table:table-cell>
          <table:table-cell/>
          <table:table-cell table:style-name="ce10" table:formula="of:=SUM([.B4:.B5]) / [.$B$42]" office:value-type="percentage" office:value="0.2059">
            <text:p>20.59%</text:p>
          </table:table-cell>
        </table:table-row>
        <table:table-row table:style-name="ro1">
          <table:table-cell table:number-columns-repeated="10"/>
          <table:table-cell office:value-type="string">
            <text:p>ammo</text:p>
          </table:table-cell>
        </table:table-row>
        <table:table-row table:style-name="ro1">
          <table:table-cell table:number-columns-repeated="10"/>
          <table:table-cell table:style-name="ce10" table:formula="of:=SUM([.B10:.B13]) / [.$B$42]" office:value-type="percentage" office:value="0.2157">
            <text:p>21.57%</text:p>
          </table:table-cell>
        </table:table-row>
        <table:table-row table:style-name="ro1">
          <table:table-cell table:number-columns-repeated="10"/>
          <table:table-cell office:value-type="string">
            <text:p>misc</text:p>
          </table:table-cell>
        </table:table-row>
        <table:table-row table:style-name="ro1">
          <table:table-cell table:number-columns-repeated="10"/>
          <table:table-cell table:style-name="ce10" table:formula="of:=SUM([.B14:.B15]) / [.$B$42]" office:value-type="percentage" office:value="0.1176">
            <text:p>11.76%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formula="of:=SUM([.A1:.A41])" office:value-type="float" office:value="168">
            <text:p>168</text:p>
          </table:table-cell>
          <table:table-cell table:formula="of:=SUM([.B1:.B41])" office:value-type="float" office:value="1.02">
            <text:p>1.02</text:p>
          </table:table-cell>
          <table:table-cell table:number-columns-repeated="9"/>
        </table:table-row>
      </table:table>
      <table:table table:name="food" table:style-name="ta1" table:print="false">
        <table:table-column table:style-name="co1" table:number-columns-repeated="11" table:default-cell-style-name="Default"/>
        <table:table-row table:style-name="ro2">
          <table:table-cell office:value-type="float" office:value="30">
            <text:p>30</text:p>
          </table:table-cell>
          <table:table-cell table:style-name="ce7" table:formula="of:=[.A1]/[.A$42]" office:value-type="float" office:value="0.13">
            <text:p>0.1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1"><text:tab/></text:span><text:span text:style-name="T1"><text:tab/></text:span><text:span text:style-name="T1"><text:tab/></text:span><text:span text:style-name="T2">"TrashTinCan"</text:span><text:span text:style-name="T3">,</text:span></text:p>
          </table:table-cell>
          <table:table-cell table:number-columns-repeated="4"/>
          <table:table-cell table:formula="of:=[.B1]&amp;[.C1]" office:value-type="string" office:string-value="0.13,">
            <text:p>0.13,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7" table:formula="of:=[.A2]/[.A$42]" office:value-type="float" office:value="0.13">
            <text:p>0.1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TrashJackDaniels"</text:span><text:span text:style-name="T3">,</text:span></text:p>
          </table:table-cell>
          <table:table-cell table:number-columns-repeated="4"/>
          <table:table-cell table:formula="of:=[.B2]&amp;[.C2]" office:value-type="string" office:string-value="0.13,">
            <text:p>0.13,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7" table:formula="of:=[.A3]/[.A$42]" office:value-type="float" office:value="0.13">
            <text:p>0.1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Empty"</text:span><text:span text:style-name="T3">,</text:span></text:p>
          </table:table-cell>
          <table:table-cell table:number-columns-repeated="4"/>
          <table:table-cell table:formula="of:=[.B3]&amp;[.C3]" office:value-type="string" office:string-value="0.13,">
            <text:p>0.13,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7" table:formula="of:=[.A4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Coke"</text:span><text:span text:style-name="T3">,</text:span></text:p>
          </table:table-cell>
          <table:table-cell table:number-columns-repeated="4"/>
          <table:table-cell table:formula="of:=[.B4]&amp;[.C4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7" table:formula="of:=[.A5]/[.A$42]" office:value-type="float" office:value="0.13">
            <text:p>0.13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ItemSodaPepsi"</text:span><text:span text:style-name="T3">,</text:span></text:p>
          </table:table-cell>
          <table:table-cell table:number-columns-repeated="4"/>
          <table:table-cell table:formula="of:=[.B5]&amp;[.C5]" office:value-type="string" office:string-value="0.13,">
            <text:p>0.13,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7" table:formula="of:=[.A6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BakedBeans"</text:span><text:span text:style-name="T3">,</text:span></text:p>
          </table:table-cell>
          <table:table-cell table:number-columns-repeated="4"/>
          <table:table-cell table:formula="of:=[.B6]&amp;[.C6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7" table:formula="of:=[.A7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Sardines"</text:span><text:span text:style-name="T3">,</text:span></text:p>
          </table:table-cell>
          <table:table-cell table:number-columns-repeated="4"/>
          <table:table-cell table:formula="of:=[.B7]&amp;[.C7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7" table:formula="of:=[.A8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FrankBeans"</text:span><text:span text:style-name="T3">,</text:span></text:p>
          </table:table-cell>
          <table:table-cell table:number-columns-repeated="4"/>
          <table:table-cell table:formula="of:=[.B8]&amp;[.C8]" office:value-type="string" office:string-value="0.09,">
            <text:p>0.09,</text:p>
          </table:table-cell>
          <table:table-cell/>
          <table:table-cell table:style-name="ce10"/>
        </table:table-row>
        <table:table-row table:style-name="ro2">
          <table:table-cell office:value-type="float" office:value="20">
            <text:p>20</text:p>
          </table:table-cell>
          <table:table-cell table:style-name="ce7" table:formula="of:=[.A9]/[.A$42]" office:value-type="float" office:value="0.09">
            <text:p>0.09</text:p>
          </table:table-cell>
          <table:table-cell office:value-type="string">
            <text:p>,</text:p>
          </table:table-cell>
          <table:table-cell table:style-name="ce2" office:value-type="string">
            <text:p><text:span text:style-name="T3"><text:tab/></text:span><text:span text:style-name="T3"><text:tab/></text:span><text:span text:style-name="T3"><text:tab/></text:span><text:span text:style-name="T2">"FoodCanPasta"</text:span><text:span text:style-name="T3">,</text:span></text:p>
          </table:table-cell>
          <table:table-cell table:number-columns-repeated="4"/>
          <table:table-cell table:formula="of:=[.B9]&amp;[.C9]" office:value-type="string" office:string-value="0.09,">
            <text:p>0.09,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7" table:formula="of:=[.A10]/[.A$42]" office:value-type="float" office:value="0.04">
            <text:p>0.04</text:p>
          </table:table-cell>
          <table:table-cell/>
          <table:table-cell table:style-name="ce8" office:value-type="string">
            <text:p><text:span text:style-name="T3"><text:tab/></text:span><text:span text:style-name="T3"><text:tab/></text:span><text:span text:style-name="T3"><text:tab/></text:span><text:span text:style-name="T2">"ItemBandage"</text:span></text:p>
          </table:table-cell>
          <table:table-cell table:number-columns-repeated="4"/>
          <table:table-cell table:formula="of:=[.B10]&amp;[.C10]" office:value-type="string" office:string-value="0.04">
            <text:p>0.04</text:p>
          </table:table-cell>
          <table:table-cell/>
          <table:table-cell table:style-name="ce10"/>
        </table:table-row>
        <table:table-row table:style-name="ro1">
          <table:table-cell/>
          <table:table-cell table:style-name="ce7"/>
          <table:table-cell/>
          <table:table-cell table:style-name="ce2"/>
          <table:table-cell table:number-columns-repeated="6"/>
          <table:table-cell office:value-type="string">
            <text:p>trash</text:p>
          </table:table-cell>
        </table:table-row>
        <table:table-row table:style-name="ro1"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10" table:formula="of:=SUM([.B1:.B3]) / [.$B$42]" office:value-type="percentage" office:value="0.3861">
            <text:p>38.61%</text:p>
          </table:table-cell>
        </table:table-row>
        <table:table-row table:style-name="ro1">
          <table:table-cell/>
          <table:table-cell table:style-name="ce7"/>
          <table:table-cell/>
          <table:table-cell table:style-name="ce8"/>
          <table:table-cell table:number-columns-repeated="6"/>
          <table:table-cell office:value-type="string">
            <text:p>food</text:p>
          </table:table-cell>
        </table:table-row>
        <table:table-row table:style-name="ro1">
          <table:table-cell/>
          <table:table-cell table:style-name="ce7"/>
          <table:table-cell/>
          <table:table-cell table:number-columns-repeated="5"/>
          <table:table-cell table:formula="of:=[.B14]&amp;[.C14]">
            <text:p/>
          </table:table-cell>
          <table:table-cell/>
          <table:table-cell table:style-name="ce10" table:formula="of:=SUM([.B6:.B9]) / [.$B$42]" office:value-type="percentage" office:value="0.3564">
            <text:p>35.64%</text:p>
          </table:table-cell>
        </table:table-row>
        <table:table-row table:style-name="ro1">
          <table:table-cell/>
          <table:table-cell table:style-name="ce7"/>
          <table:table-cell/>
          <table:table-cell table:number-columns-repeated="5"/>
          <table:table-cell table:formula="of:=[.B15]&amp;[.C15]">
            <text:p/>
          </table:table-cell>
          <table:table-cell/>
          <table:table-cell office:value-type="string">
            <text:p>water</text:p>
          </table:table-cell>
        </table:table-row>
        <table:table-row table:style-name="ro1">
          <table:table-cell/>
          <table:table-cell table:style-name="ce7"/>
          <table:table-cell/>
          <table:table-cell table:number-columns-repeated="5"/>
          <table:table-cell table:formula="of:=[.B16]&amp;[.C16]">
            <text:p/>
          </table:table-cell>
          <table:table-cell/>
          <table:table-cell table:style-name="ce10" table:formula="of:=SUM([.B4:.B5]) / [.$B$42]" office:value-type="percentage" office:value="0.2178">
            <text:p>21.78%</text:p>
          </table:table-cell>
        </table:table-row>
        <table:table-row table:style-name="ro1">
          <table:table-cell/>
          <table:table-cell table:style-name="ce7"/>
          <table:table-cell table:number-columns-repeated="8"/>
          <table:table-cell office:value-type="string">
            <text:p>ammo</text:p>
          </table:table-cell>
        </table:table-row>
        <table:table-row table:style-name="ro1">
          <table:table-cell/>
          <table:table-cell table:style-name="ce7"/>
          <table:table-cell table:number-columns-repeated="8"/>
          <table:table-cell table:style-name="ce10" table:formula="of:=SUM([.B10:.B13]) / [.$B$42]" office:value-type="percentage" office:value="0.0396">
            <text:p>3.96%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>
          <table:table-cell table:formula="of:=SUM([.A1:.A41])" office:value-type="float" office:value="230">
            <text:p>230</text:p>
          </table:table-cell>
          <table:table-cell table:style-name="ce7" table:formula="of:=SUM([.B1:.B41])" office:value-type="float" office:value="1.01">
            <text:p>1.01</text:p>
          </table:table-cell>
          <table:table-cell table:number-columns-repeated="9"/>
        </table:table-row>
      </table:table>
      <table:table table:name="Hospital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2">
          <table:table-cell office:value-type="float" office:value="100">
            <text:p>100</text:p>
          </table:table-cell>
          <table:table-cell table:formula="of:=[.A1]/[.A$40]" office:value-type="float" office:value="0.43">
            <text:p>0.43</text:p>
          </table:table-cell>
          <table:table-cell office:value-type="string">
            <text:p>,</text:p>
          </table:table-cell>
          <table:table-cell office:value-type="string">
            <text:p><text:span text:style-name="T1"><text:tab/></text:span><text:span text:style-name="T1"><text:tab/></text:span><text:span text:style-name="T1"><text:tab/></text:span><text:span text:style-name="T2">"ItemBandage"</text:span><text:span text:style-name="T3">,</text:span></text:p>
          </table:table-cell>
          <table:table-cell table:number-columns-repeated="4"/>
          <table:table-cell table:formula="of:=[.B1]&amp;[.C1]" office:value-type="string" office:string-value="0.43,">
            <text:p>0.43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2]/[.A$40]" office:value-type="float" office:value="0.17">
            <text:p>0.17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Painkiller"</text:span><text:span text:style-name="T3">,</text:span></text:p>
          </table:table-cell>
          <table:table-cell table:number-columns-repeated="4"/>
          <table:table-cell table:formula="of:=[.B2]&amp;[.C2]" office:value-type="string" office:string-value="0.17,">
            <text:p>0.17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3]/[.A$40]" office:value-type="float" office:value="0.13">
            <text:p>0.13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Morphine"</text:span><text:span text:style-name="T3">,</text:span></text:p>
          </table:table-cell>
          <table:table-cell table:number-columns-repeated="4"/>
          <table:table-cell table:formula="of:=[.B3]&amp;[.C3]" office:value-type="string" office:string-value="0.13,">
            <text:p>0.13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4]/[.A$40]" office:value-type="float" office:value="0.09">
            <text:p>0.09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Epinephrine"</text:span><text:span text:style-name="T3">,</text:span></text:p>
          </table:table-cell>
          <table:table-cell table:number-columns-repeated="4"/>
          <table:table-cell table:formula="of:=[.B4]&amp;[.C4]" office:value-type="string" office:string-value="0.09,">
            <text:p>0.09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5]/[.A$40]" office:value-type="float" office:value="0.17">
            <text:p>0.17</text:p>
          </table:table-cell>
          <table:table-cell office:value-type="string">
            <text:p>,</text:p>
          </table:table-cell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Bloodbag"</text:span><text:span text:style-name="T3">,</text:span></text:p>
          </table:table-cell>
          <table:table-cell table:number-columns-repeated="4"/>
          <table:table-cell table:formula="of:=[.B5]&amp;[.C5]" office:value-type="string" office:string-value="0.17,">
            <text:p>0.17,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6]/[.A$40]" office:value-type="float" office:value="0.02">
            <text:p>0.02</text:p>
          </table:table-cell>
          <table:table-cell/>
          <table:table-cell office:value-type="string">
            <text:p><text:span text:style-name="T3"><text:tab/></text:span><text:span text:style-name="T3"><text:tab/></text:span><text:span text:style-name="T3"><text:tab/></text:span><text:span text:style-name="T2">"ItemAntibiotic"</text:span></text:p>
          </table:table-cell>
          <table:table-cell table:number-columns-repeated="4"/>
          <table:table-cell table:formula="of:=[.B6]&amp;[.C6]" office:value-type="string" office:string-value="0.02">
            <text:p>0.02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formula="of:=SUM([.A1:.A39])" office:value-type="float" office:value="235">
            <text:p>235</text:p>
          </table:table-cell>
          <table:table-cell table:formula="of:=SUM([.B1:.B39])" office:value-type="float" office:value="1.01">
            <text:p>1.01</text:p>
          </table:table-cell>
          <table:table-cell/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9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an Hall</meta:initial-creator>
    <meta:creation-date>2012-04-11T17:19:51.50</meta:creation-date>
    <dc:date>2012-06-20T19:15:17.67</dc:date>
    <meta:editing-duration>P2DT23H58M16S</meta:editing-duration>
    <meta:editing-cycles>31</meta:editing-cycles>
    <meta:generator>OpenOffice.org/3.3$Win32 OpenOffice.org_project/330m20$Build-9567</meta:generator>
    <dc:creator>Dean Hall</dc:creator>
    <meta:document-statistic meta:table-count="11" meta:cell-count="1342" meta:object-count="0"/>
  </office:meta>
</office:document-meta>
</file>